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BD7F412B1E87015C.png" manifest:media-type="image/png"/>
  <manifest:file-entry manifest:full-path="Pictures/100000000000032000000113D86A16A8BEF84F41.png" manifest:media-type="image/png"/>
  <manifest:file-entry manifest:full-path="Pictures/10000201000002C600000218922B20903D7D5D66.png" manifest:media-type="image/png"/>
  <manifest:file-entry manifest:full-path="Pictures/100002010000010D0000016671F34DA68A498191.png" manifest:media-type="image/png"/>
  <manifest:file-entry manifest:full-path="Pictures/10000201000001DC00000349887D7EAD3E66D38D.png" manifest:media-type="image/png"/>
  <manifest:file-entry manifest:full-path="Pictures/1000000000000280000001E0811B21ADEAA1EF3C.jpg" manifest:media-type="image/jpeg"/>
  <manifest:file-entry manifest:full-path="Pictures/10000201000001910000019F67CB4A9527086F51.png" manifest:media-type="image/png"/>
  <manifest:file-entry manifest:full-path="Pictures/1000000000000280000001E0D0D321E0048FC2F6.jpg" manifest:media-type="image/jpeg"/>
  <manifest:file-entry manifest:full-path="Pictures/1000000000000280000001E0654014A2C97140AE.jpg" manifest:media-type="image/jpeg"/>
  <manifest:file-entry manifest:full-path="Pictures/1000000000000280000001E03B4CA3928D52B1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8.386cm" fo:min-width="14.994cm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draw:fill="none" draw:textarea-horizontal-align="justify" draw:textarea-vertical-align="top" draw:auto-grow-height="false" fo:min-height="5.592cm" fo:min-width="6.172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217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583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draw:stroke-dash="Line_20_with_20_Fine_20_Dots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069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="" draw:marker-start-width="0.242cm" draw:marker-end-width="0.242cm" draw:fill="none" draw:fill-color="#ffffff" draw:textarea-vertical-align="middle" draw:auto-grow-height="true" draw:auto-grow-width="false" fo:max-height="0cm" fo:min-height="1.76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4.519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0.626cm" fo:min-width="13.978cm"/>
    </style:style>
    <style:style style:name="gr13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9.644cm" fo:min-width="7.739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7cm, 1.668cm, 1.53cm, 2.141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5cm, 1.778cm, 1.348cm, 2.031cm)" draw:image-opacity="100%" style:mirror="non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6.428cm" fo:min-width="8.39cm"/>
    </style:style>
    <style:style style:name="gr18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5.846cm" fo:min-width="4.58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Long_20_Dash" svg:stroke-width="0.035cm" svg:stroke-color="#00a933" draw:marker-start-width="0.252cm" draw:marker-end-width="0.252cm" draw:fill="none" draw:textarea-horizontal-align="justify" draw:textarea-vertical-align="middle" draw:auto-grow-height="false" fo:min-height="5.812cm" fo:min-width="4.546cm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3cm, 3.165cm, 0cm, 5.421cm)" draw:image-opacity="24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4cm, -0.261cm, 0.001cm, 8.091cm)" draw:image-opacity="24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42cm" fo:min-width="8.39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08cm" fo:min-width="8.356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-color="#81d41a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draw:fill="none" fo:min-height="1.289cm"/>
      <style:paragraph-properties style:writing-mode="lr-tb"/>
    </style:style>
    <style:style style:name="gr28" style:family="graphic" style:parent-style-name="objectwithoutfill">
      <style:graphic-properties svg:stroke-width="0.035cm" svg:stroke-color="#ff0000" draw:marker-start-width="0.252cm" draw:marker-end-width="0.252cm" svg:stroke-opacity="70%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32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solid" draw:fill-color="#99ff66" draw:auto-grow-height="true" draw:auto-grow-width="false" fo:max-height="0cm" fo:min-height="1.661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2.845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57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0.6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2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5.05cm" fo:min-width="2.54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846cm" fo:min-width="8.39cm" fo:padding-top="0.142cm" fo:padding-bottom="0.142cm" fo:padding-left="0.267cm" fo:padding-right="0.267cm"/>
    </style:style>
    <style:style style:name="gr44" style:family="graphic" style:parent-style-name="objectwithoutfill">
      <style:graphic-properties draw:stroke="dash" draw:stroke-dash="Long_20_Dash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46" style:family="graphic" style:parent-style-name="standard">
      <style:graphic-properties draw:stroke="none" draw:stroke-dash="Dot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47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draw:stroke="dash" draw:stroke-dash="Dashed_20__28_var_29_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9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4.288cm" fo:min-width="2.006cm" fo:padding-top="0.165cm" fo:padding-bottom="0.165cm" fo:padding-left="0.29cm" fo:padding-right="0.29cm"/>
    </style:style>
    <style:style style:name="gr5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941cm"/>
      <style:paragraph-properties style:writing-mode="lr-tb"/>
    </style:style>
    <style:style style:name="gr51" style:family="graphic" style:parent-style-name="objectwithoutfill">
      <style:graphic-properties svg:stroke-color="#000000" draw:marker-end="Arrow" draw:fill="solid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9.255cm" fo:min-width="2.056cm" fo:padding-top="0.142cm" fo:padding-bottom="0.142cm" fo:padding-left="0.267cm" fo:padding-right="0.267cm"/>
      <style:paragraph-properties style:writing-mode="lr-tb"/>
    </style:style>
    <style:style style:name="gr58" style:family="graphic" style:parent-style-name="objectwithoutfill">
      <style:graphic-properties svg:stroke-width="0.106cm" svg:stroke-color="#c9211e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  <style:paragraph-properties style:writing-mode="lr-tb"/>
    </style:style>
    <style:style style:name="gr60" style:family="graphic" style:parent-style-name="objectwithoutfill">
      <style:graphic-properties svg:stroke-width="0.035cm" svg:stroke-color="#000000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61" style:family="graphic" style:parent-style-name="objectwithoutfill">
      <style:graphic-properties svg:stroke-width="0.106cm" svg:stroke-color="#468a1a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  <style:paragraph-properties style:writing-mode="lr-tb"/>
    </style:style>
    <style:style style:name="gr63" style:family="graphic" style:parent-style-name="objectwithoutfill">
      <style:graphic-properties svg:stroke-width="0.035cm" svg:stroke-color="#c9211e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width="0.106cm" svg:stroke-color="#000000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gr66" style:family="graphic" style:parent-style-name="objectwithoutfill">
      <style:graphic-properties svg:stroke-width="0.035cm" svg:stroke-color="#468a1a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weight="bold" style:font-weight-asian="bold" style:font-weight-complex="bold"/>
    </style:style>
    <style:style style:name="P2" style:family="paragraph">
      <loext:graphic-properties draw:fill="solid" draw:fill-color="#cccccc"/>
      <style:paragraph-properties fo:text-align="center" style:writing-mode="lr-tb"/>
      <style:text-properties style:font-name="Arial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M Mono 121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81d41a"/>
      <style:paragraph-properties fo:text-align="center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color="#ff0000" style:font-name="LM Sans 9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c9211e" style:font-name="LM Sans 9" fo:font-size="8pt" style:font-size-asian="8pt" style:font-size-complex="8pt"/>
    </style:style>
    <style:style style:name="P18" style:family="paragraph">
      <loext:graphic-properties draw:fill="none" draw:fill-color="#ffffff"/>
      <style:paragraph-properties style:writing-mode="lr-tb"/>
      <style:text-properties fo:color="#c9211e" style:font-name="LM Sans 9" fo:font-size="7pt" style:font-size-asian="7pt" style:font-size-complex="7pt"/>
    </style:style>
    <style:style style:name="P19" style:family="paragraph">
      <loext:graphic-properties draw:fill="solid" draw:fill-color="#99ff66"/>
      <style:paragraph-properties fo:text-align="center" style:writing-mode="lr-tb"/>
      <style:text-properties style:font-name="LM Sans 9" fo:font-size="18pt"/>
    </style:style>
    <style:style style:name="P20" style:family="paragraph">
      <loext:graphic-properties draw:fill="solid" draw:fill-color="#ffffff"/>
      <style:paragraph-properties fo:text-align="center" style:writing-mode="lr-tb"/>
      <style:text-properties style:font-name="LM Mono 121" fo:font-size="18pt"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LM Mono 121" fo:font-size="18pt" fo:font-weight="normal" style:font-weight-asian="normal" style:font-weight-complex="normal"/>
    </style:style>
    <style:style style:name="P22" style:family="paragraph">
      <loext:graphic-properties draw:fill="solid" draw:fill-color="#ffffff"/>
      <style:paragraph-properties style:writing-mode="lr-tb"/>
      <style:text-properties fo:color="#ffffff" fo:font-size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LM Mono 121" fo:font-size="18pt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LM Sans 9"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none" draw:fill-color="#ffffff"/>
      <style:paragraph-properties style:writing-mode="lr-tb"/>
      <style:text-properties fo:color="#000000" style:font-name="LM Sans 9"/>
    </style:style>
    <style:style style:name="P28" style:family="paragraph">
      <loext:graphic-properties draw:fill="none" draw:fill-color="#ffffff"/>
      <style:paragraph-properties style:writing-mode="lr-tb"/>
      <style:text-properties style:font-name="LM Sans 9" fo:font-size="26pt" fo:font-weight="bold" style:font-size-asian="26pt" style:font-size-complex="26pt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LM Sans 9" fo:font-size="15pt" style:font-size-asian="15pt" style:font-size-complex="15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3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9pt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35" style:family="paragraph">
      <style:paragraph-properties fo:text-align="center" style:writing-mode="lr-tb"/>
      <style:text-properties style:font-name="LM Mono 121"/>
    </style:style>
    <style:style style:name="P36" style:family="paragraph">
      <loext:graphic-properties draw:fill-color="#b2b2b2"/>
      <style:paragraph-properties fo:text-align="center" style:writing-mode="lr-tb"/>
      <style:text-properties style:font-name="LM Mono 121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c9211e" fo:font-size="10.5pt" style:font-size-asian="10.5pt" style:font-size-complex="10.5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468a1a" style:font-name="LM Mono 121" fo:font-size="12pt" style:font-size-asian="12pt" style:font-size-complex="12pt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LM Mono 121" fo:font-size="11pt" style:font-size-asian="11pt" style:font-size-complex="11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Arial"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LM Mono 12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0000" style:font-name="LM Sans 9" fo:font-size="22pt" style:font-size-asian="22pt" style:font-size-complex="22pt"/>
    </style:style>
    <style:style style:name="T8" style:family="text">
      <style:text-properties fo:color="#ff0000" style:text-position="-33% 58%" style:font-name="LM Sans 9" fo:font-size="22pt" style:font-size-asian="22pt" style:font-size-complex="22pt"/>
    </style:style>
    <style:style style:name="T9" style:family="text">
      <style:text-properties fo:color="#c9211e" style:font-name="LM Sans 9" fo:font-size="8pt" style:font-size-asian="8pt" style:font-size-complex="8pt"/>
    </style:style>
    <style:style style:name="T10" style:family="text">
      <style:text-properties style:font-name="LM Sans 9" fo:font-size="16pt" style:font-size-asian="16pt" style:font-size-complex="16pt"/>
    </style:style>
    <style:style style:name="T11" style:family="text">
      <style:text-properties style:font-name="LM Mono 12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M Mono 12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fo:font-size="9pt" style:font-size-asian="9pt" style:font-size-complex="9pt"/>
    </style:style>
    <style:style style:name="T14" style:family="text">
      <style:text-properties fo:color="#ffffff" fo:font-size="18pt"/>
    </style:style>
    <style:style style:name="T15" style:family="text">
      <style:text-properties style:font-name="LM Sans 9"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color="#000000" style:font-name="LM Sans 9"/>
    </style:style>
    <style:style style:name="T18" style:family="text">
      <style:text-properties style:font-name="LM Sans 9" fo:font-size="15pt" fo:font-weight="bold" style:font-size-asian="15pt" style:font-size-complex="15pt"/>
    </style:style>
    <style:style style:name="T19" style:family="text">
      <style:text-properties fo:font-size="13pt" fo:font-weight="bold" style:font-weight-asian="bold" style:font-weight-complex="bold"/>
    </style:style>
    <style:style style:name="T20" style:family="text">
      <style:text-properties fo:font-size="9pt" style:font-size-asian="12pt" style:font-size-complex="12pt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style:font-name="LM Mono 121" fo:font-size="20pt" style:font-size-asian="20pt" style:font-size-complex="20pt"/>
    </style:style>
    <style:style style:name="T24" style:family="text">
      <style:text-properties fo:color="#c9211e" style:font-name="LM Mono 121" fo:font-size="10.5pt" style:font-size-asian="10.5pt" style:font-size-complex="10.5pt"/>
    </style:style>
    <style:style style:name="T25" style:family="text">
      <style:text-properties fo:color="#468a1a" style:font-name="LM Mono 121" fo:font-size="11pt" style:font-size-asian="11pt" style:font-size-complex="11pt"/>
    </style:style>
    <style:style style:name="T26" style:family="text">
      <style:text-properties style:font-name="LM Mono 12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494cm" svg:height="8.636cm" svg:x="6.258cm" svg:y="5.588cm">
          <text:p text:style-name="P1"><text:span text:style-name="T1">Full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5.842cm" svg:x="7.02cm" svg:y="6.874cm">
          <text:p text:style-name="P3"><text:span text:style-name="T2">Perception</text:span></text:p>
          <text:p text:style-name="P3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5.842cm" svg:x="14.318cm" svg:y="6.874cm">
          <text:p text:style-name="P3"><text:span text:style-name="T2">Actuation</text:span></text:p>
          <text:p text:style-name="P3"><text:span text:style-name="T2">Modul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112cm" svg:height="1.495cm" svg:x="8.888cm" svg:y="8.427cm">
          <draw:text-box>
            <text:p text:style-name="P5"><text:span text:style-name="T3">Camera</text:span></text:p>
          </draw:text-box>
        </draw:frame>
        <draw:frame draw:style-name="gr4" draw:text-style-name="P6" draw:layer="layout" svg:width="3.256cm" svg:height="1.861cm" svg:x="8.844cm" svg:y="10.147cm">
          <draw:text-box>
            <text:p text:style-name="P5"><text:span text:style-name="T4">Neural</text:span></text:p>
            <text:p text:style-name="P5"><text:span text:style-name="T4">pipeline</text:span></text:p>
          </draw:text-box>
        </draw:frame>
        <draw:frame draw:style-name="gr5" draw:text-style-name="P6" draw:layer="layout" svg:width="3.144cm" svg:height="1.347cm" svg:x="16.068cm" svg:y="8.47cm">
          <draw:text-box>
            <text:p text:style-name="P5"><text:span text:style-name="T4">Tracker</text:span></text:p>
          </draw:text-box>
        </draw:frame>
        <draw:frame draw:style-name="gr6" draw:text-style-name="P6" draw:layer="layout" svg:width="3.063cm" svg:height="2.043cm" svg:x="16.149cm" svg:y="10.156cm">
          <draw:text-box>
            <text:p text:style-name="P5"><text:span text:style-name="T4">PID</text:span></text:p>
            <text:p text:style-name="P5"><text:span text:style-name="T4">controller</text:span></text:p>
          </draw:text-box>
        </draw:frame>
        <draw:g>
          <draw:frame draw:style-name="gr7" draw:text-style-name="P7" draw:layer="layout" svg:width="5.334cm" svg:height="4.769cm" svg:x="0.162cm" svg:y="7.731cm">
            <draw:text-box>
              <text:p text:style-name="P5"><text:span text:style-name="T5">Image</text:span></text:p>
              <text:p text:style-name="P5"><text:span text:style-name="T5">source</text:span></text:p>
            </draw:text-box>
          </draw:frame>
          <draw:frame draw:style-name="gr3" draw:text-style-name="P6" draw:layer="layout" svg:width="3.753cm" svg:height="1.495cm" svg:x="0.924cm" svg:y="9.044cm">
            <draw:text-box>
              <text:p text:style-name="P5"><text:span text:style-name="T3">RGB-D camera</text:span></text:p>
            </draw:text-box>
          </draw:frame>
          <draw:frame draw:style-name="gr3" draw:text-style-name="P6" draw:layer="layout" svg:width="3.753cm" svg:height="1.495cm" svg:x="0.924cm" svg:y="10.822cm">
            <draw:text-box>
              <text:p text:style-name="P5"><text:span text:style-name="T3">ROSBag</text:span></text:p>
            </draw:text-box>
          </draw:frame>
        </draw:g>
        <draw:g>
          <draw:frame draw:style-name="gr7" draw:text-style-name="P7" draw:layer="layout" svg:width="5.334cm" svg:height="4.769cm" svg:x="22.514cm" svg:y="7.62cm">
            <draw:text-box>
              <text:p text:style-name="P5"><text:span text:style-name="T5">Target</text:span></text:p>
            </draw:text-box>
          </draw:frame>
          <draw:frame draw:style-name="gr3" draw:text-style-name="P6" draw:layer="layout" svg:width="3.753cm" svg:height="1.495cm" svg:x="23.276cm" svg:y="8.933cm">
            <draw:text-box>
              <text:p text:style-name="P5"><text:span text:style-name="T3">Benchmark</text:span></text:p>
            </draw:text-box>
          </draw:frame>
          <draw:frame draw:style-name="gr3" draw:text-style-name="P6" draw:layer="layout" svg:width="3.753cm" svg:height="1.495cm" svg:x="23.276cm" svg:y="10.711cm">
            <draw:text-box>
              <text:p text:style-name="P5"><text:span text:style-name="T3">Motors</text:span></text:p>
            </draw:text-box>
          </draw:frame>
        </draw:g>
        <draw:line draw:style-name="gr8" draw:text-style-name="P8" draw:layer="layout" svg:x1="5.496cm" svg:y1="10.114cm" svg:x2="7.02cm" svg:y2="10.114cm">
          <text:p/>
        </draw:line>
        <draw:line draw:style-name="gr8" draw:text-style-name="P8" draw:layer="layout" svg:x1="20.996cm" svg:y1="10.114cm" svg:x2="22.52cm" svg:y2="10.114cm">
          <text:p/>
        </draw:line>
        <draw:frame draw:style-name="gr9" draw:text-style-name="P9" draw:layer="layout" svg:width="8.636cm" svg:height="0.962cm" svg:x="9.906cm" svg:y="1.27cm">
          <draw:text-box>
            <text:p>functional_architecture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1" draw:text-style-name="P11" draw:layer="layout" svg:width="14.447cm" svg:height="10.839cm" draw:transform="skewX (0.000349065850398866) rotate (-0.00261799387799158) translate (3.587cm 7.83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12" draw:text-style-name="P11" draw:layer="layout" svg:width="14.478cm" svg:height="10.876cm" svg:x="3.556cm" svg:y="7.8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8.273cm" svg:height="9.928cm" svg:x="9.347cm" svg:y="8.786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604cm" svg:height="1.673cm" svg:x="9.144cm" svg:y="2.794cm">
          <draw:text-box>
            <text:p>person_detection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5" draw:text-style-name="P11" draw:layer="layout" svg:width="9.074cm" svg:height="6.667cm" svg:x="12.869cm" svg:y="12.08cm">
          <draw:image xlink:href="Pictures/1000000000000280000001E0654014A2C97140AE.jpg" xlink:type="simple" xlink:show="embed" xlink:actuate="onLoad" loext:mime-type="image/jpeg">
            <text:p/>
          </draw:image>
        </draw:frame>
        <draw:frame draw:style-name="gr16" draw:text-style-name="P11" draw:layer="layout" svg:width="8.89cm" svg:height="6.713cm" svg:x="3.556cm" svg:y="11.981cm">
          <draw:image xlink:href="Pictures/1000000000000280000001E0D0D321E0048FC2F6.jpg" xlink:type="simple" xlink:show="embed" xlink:actuate="onLoad" loext:mime-type="image/jpeg">
            <text:p/>
          </draw:image>
        </draw:frame>
        <draw:frame draw:style-name="gr11" draw:text-style-name="P11" draw:layer="layout" svg:width="8.89cm" svg:height="6.667cm" svg:x="12.954cm" svg:y="5.08cm">
          <draw:image xlink:href="Pictures/1000000000000280000001E0811B21ADEAA1EF3C.jpg" xlink:type="simple" xlink:show="embed" xlink:actuate="onLoad" loext:mime-type="image/jpeg">
            <text:p/>
          </draw:image>
        </draw:frame>
        <draw:frame draw:style-name="gr11" draw:text-style-name="P11" draw:layer="layout" svg:width="8.871cm" svg:height="6.655cm" draw:transform="skewX (0.000349065850398866) rotate (-0.00261799387799158) translate (3.575cm 5.0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17" draw:text-style-name="P11" draw:layer="layout" svg:width="8.89cm" svg:height="6.678cm" svg:x="3.556cm" svg:y="12.0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89cm" svg:height="6.678cm" svg:x="12.954cm" svg:y="12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8cm" svg:height="6.096cm" svg:x="7.112cm" svg:y="12.6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08cm" svg:height="6.096cm" svg:x="16.512cm" svg:y="12.60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636cm" svg:height="0.962cm" svg:x="9.906cm" svg:y="1.27cm">
          <draw:text-box>
            <text:p>tracker_demo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0" draw:text-style-name="P11" draw:layer="layout" svg:width="9.397cm" svg:height="12.776cm" svg:x="11.684cm" svg:y="5.08cm">
          <draw:image xlink:href="Pictures/1000000000000280000001E0811B21ADEAA1EF3C.jpg" xlink:type="simple" xlink:show="embed" xlink:actuate="onLoad" loext:mime-type="image/jpeg">
            <text:p/>
          </draw:image>
        </draw:frame>
        <draw:frame draw:style-name="gr21" draw:text-style-name="P11" draw:layer="layout" svg:width="9.43cm" svg:height="11.912cm" draw:transform="skewX (0.000349065850398866) rotate (-0.00261799387799158) translate (2.033cm 5.08cm)">
          <draw:image xlink:href="Pictures/1000000000000280000001E03B4CA3928D52B1E2.jpg" xlink:type="simple" xlink:show="embed" xlink:actuate="onLoad" loext:mime-type="image/jpeg">
            <text:p/>
          </draw:image>
        </draw:frame>
        <draw:frame draw:style-name="gr22" draw:text-style-name="P12" draw:layer="layout" svg:width="1.27cm" svg:height="2.126cm" svg:x="16.407cm" svg:y="10.386cm">
          <draw:text-box>
            <text:p><text:span text:style-name="T6">x</text:span></text:p>
          </draw:text-box>
        </draw:frame>
        <draw:custom-shape draw:style-name="gr23" draw:text-style-name="P11" draw:layer="layout" svg:width="8.89cm" svg:height="12.192cm" svg:x="2.286cm" svg:y="5.4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8.89cm" svg:height="12.192cm" svg:x="11.986cm" svg:y="5.4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254cm" svg:height="0.254cm" svg:x="5.396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6.412cm" svg:y="7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5.142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6.92cm" svg:y="8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3.364cm" svg:y="10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3.11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4.888cm" svg:y="6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3.364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4.126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7.174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6.412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3.618cm" svg:y="12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3.619cm" svg:y="12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5.65cm" svg:y="12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4.888cm" svg:y="10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5.904cm" svg:y="1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7.428cm" svg:y="10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5.904cm" svg:y="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7.936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8.698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3.11cm" svg:y="6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4.126cm" svg:y="13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6.92cm" svg:y="1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5.904cm" svg:y="1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7.428cm" svg:y="12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7.936cm" svg:y="1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54cm" svg:height="0.254cm" svg:x="6.92cm" svg:y="11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4cm" svg:height="0.281cm" svg:x="16.154cm" svg:y="8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4cm" svg:height="0.281cm" svg:x="17.373cm" svg:y="7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2cm" svg:x="15.849cm" svg:y="8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7.982cm" svg:y="9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4cm" svg:height="0.281cm" svg:x="13.716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3.411cm" svg:y="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5.544cm" svg:y="6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4.63cm" svg:y="8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8.287cm" svg:y="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4cm" svg:height="0.281cm" svg:x="17.373cm" svg:y="1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4.02cm" svg:y="12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4cm" svg:height="0.281cm" svg:x="14.022cm" svg:y="12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2cm" svg:x="15.544cm" svg:y="10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6.763cm" svg:y="1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6.763cm" svg:y="8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9.201cm" svg:y="1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4.63cm" svg:y="14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7.982cm" svg:y="16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4cm" svg:height="0.282cm" svg:x="18.592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05cm" svg:height="0.281cm" svg:x="17.982cm" svg:y="12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05cm" svg:height="0.281cm" svg:x="16.83cm" svg:y="14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05cm" svg:height="0.281cm" svg:x="18.607cm" svg:y="1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05cm" svg:height="0.281cm" svg:x="14.594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05cm" svg:height="0.281cm" svg:x="17.083cm" svg:y="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05cm" svg:height="0.281cm" svg:x="18.607cm" svg:y="6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05cm" svg:height="0.281cm" svg:x="18.912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05cm" svg:height="0.281cm" svg:x="14.34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05cm" svg:height="0.281cm" svg:x="15.305cm" svg:y="12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1.27cm" svg:height="2.126cm" svg:x="5.35cm" svg:y="9.475cm">
          <draw:text-box>
            <text:p><text:span text:style-name="T6">x</text:span></text:p>
          </draw:text-box>
        </draw:frame>
        <draw:frame draw:style-name="gr27" draw:text-style-name="P16" draw:layer="layout" svg:width="1.434cm" svg:height="1.539cm" svg:x="5.424cm" svg:y="17.686cm">
          <draw:text-box>
            <text:p text:style-name="P15"><text:span text:style-name="T7">σ</text:span><text:span text:style-name="T8">x</text:span></text:p>
          </draw:text-box>
        </draw:frame>
        <draw:line draw:style-name="gr28" draw:text-style-name="P8" draw:layer="layout" svg:x1="2.694cm" svg:y1="17.97cm" svg:x2="9.044cm" svg:y2="17.97cm">
          <text:p/>
        </draw:line>
        <draw:frame draw:style-name="gr29" draw:text-style-name="P17" draw:layer="layout" svg:width="0.254cm" svg:height="0.666cm" svg:x="6.25cm" svg:y="17.878cm">
          <draw:text-box>
            <text:p><text:span text:style-name="T9">t</text:span></text:p>
          </draw:text-box>
        </draw:frame>
        <draw:line draw:style-name="gr28" draw:text-style-name="P8" draw:layer="layout" svg:x1="1.768cm" svg:y1="15.816cm" svg:x2="1.768cm" svg:y2="5.91cm">
          <text:p/>
        </draw:line>
        <draw:frame draw:style-name="gr27" draw:text-style-name="P16" draw:layer="layout" svg:width="1.434cm" svg:height="1.539cm" svg:x="0.254cm" svg:y="9.959cm">
          <draw:text-box>
            <text:p text:style-name="P15"><text:span text:style-name="T7">σ</text:span><text:span text:style-name="T8">y</text:span></text:p>
          </draw:text-box>
        </draw:frame>
        <draw:frame draw:style-name="gr29" draw:text-style-name="P17" draw:layer="layout" svg:width="0.254cm" svg:height="0.666cm" svg:x="1.05cm" svg:y="10.078cm">
          <draw:text-box>
            <text:p><text:span text:style-name="T9">t</text:span></text:p>
          </draw:text-box>
        </draw:frame>
        <draw:line draw:style-name="gr28" draw:text-style-name="P8" draw:layer="layout" svg:x1="21.336cm" svg:y1="16.832cm" svg:x2="21.336cm" svg:y2="6.51cm">
          <text:p/>
        </draw:line>
        <draw:frame draw:style-name="gr27" draw:text-style-name="P16" draw:layer="layout" svg:width="1.434cm" svg:height="1.539cm" svg:x="21.363cm" svg:y="10.559cm">
          <draw:text-box>
            <text:p text:style-name="P15"><text:span text:style-name="T7">σ</text:span><text:span text:style-name="T8">y</text:span></text:p>
          </draw:text-box>
        </draw:frame>
        <draw:frame draw:style-name="gr30" draw:text-style-name="P18" draw:layer="layout" svg:width="1.463cm" svg:height="1.496cm" svg:x="22.159cm" svg:y="10.678cm">
          <draw:text-box>
            <text:p><text:span text:style-name="T9">t+1</text:span></text:p>
          </draw:text-box>
        </draw:frame>
        <draw:frame draw:style-name="gr27" draw:text-style-name="P16" draw:layer="layout" svg:width="1.434cm" svg:height="1.539cm" svg:x="16.024cm" svg:y="17.687cm">
          <draw:text-box>
            <text:p text:style-name="P15"><text:span text:style-name="T7">σ</text:span><text:span text:style-name="T8">x</text:span></text:p>
          </draw:text-box>
        </draw:frame>
        <draw:line draw:style-name="gr28" draw:text-style-name="P8" draw:layer="layout" svg:x1="13.462cm" svg:y1="17.971cm" svg:x2="19.644cm" svg:y2="17.971cm">
          <text:p/>
        </draw:line>
        <draw:frame draw:style-name="gr31" draw:text-style-name="P18" draw:layer="layout" svg:width="0.984cm" svg:height="1.081cm" svg:x="16.55cm" svg:y="17.879cm">
          <draw:text-box>
            <text:p><text:span text:style-name="T9">t+1</text:span></text:p>
          </draw:text-box>
        </draw:frame>
        <draw:frame draw:style-name="gr9" draw:text-style-name="P9" draw:layer="layout" svg:width="5.08cm" svg:height="0.962cm" svg:x="9.144cm" svg:y="1.778cm">
          <draw:text-box>
            <text:p>tracker_update</text:p>
          </draw:text-box>
        </draw:frame>
        <draw:frame draw:style-name="gr9" draw:text-style-name="P9" draw:layer="layout" svg:width="2.032cm" svg:height="0.962cm" svg:x="6.288cm" svg:y="4.564cm">
          <draw:text-box>
            <text:p>t</text:p>
          </draw:text-box>
        </draw:frame>
        <draw:frame draw:style-name="gr9" draw:text-style-name="P9" draw:layer="layout" svg:width="2.032cm" svg:height="0.962cm" svg:x="15.756cm" svg:y="4.518cm">
          <draw:text-box>
            <text:p>t+1</text:p>
          </draw:text-box>
        </draw:frame>
        <draw:line draw:style-name="gr32" draw:text-style-name="P8" draw:layer="layout" svg:x1="6.096cm" svg:y1="10.722cm" svg:x2="17.018cm" svg:y2="11.586cm">
          <text:p/>
        </draw:lin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1" draw:layer="layout" svg:width="10.609cm" svg:height="10.979cm" svg:x="1.27cm" svg:y="8.833cm">
          <draw:image xlink:href="Pictures/10000201000001910000019F67CB4A9527086F51.png" xlink:type="simple" xlink:show="embed" xlink:actuate="onLoad" loext:mime-type="image/png">
            <text:p/>
          </draw:image>
        </draw:frame>
        <draw:frame draw:style-name="gr33" draw:text-style-name="P19" draw:layer="layout" svg:width="2.286cm" svg:height="1.911cm" svg:x="6.858cm" svg:y="11.297cm">
          <draw:text-box>
            <text:p text:style-name="P5"><text:span text:style-name="T10">Safe zone</text:span></text:p>
          </draw:text-box>
        </draw:frame>
        <draw:frame draw:style-name="gr34" draw:text-style-name="P20" draw:layer="layout" svg:width="3.302cm" svg:height="3.095cm" svg:x="9.398cm" svg:y="14.431cm">
          <draw:text-box>
            <text:p text:style-name="P5"><text:span text:style-name="T11">Turn right</text:span></text:p>
          </draw:text-box>
        </draw:frame>
        <draw:frame draw:style-name="gr34" draw:text-style-name="P20" draw:layer="layout" svg:width="3.302cm" svg:height="3.095cm" svg:x="9.398cm" svg:y="14.432cm">
          <draw:text-box>
            <text:p text:style-name="P5"><text:span text:style-name="T11">Turn right</text:span></text:p>
          </draw:text-box>
        </draw:frame>
        <draw:frame draw:style-name="gr35" draw:text-style-name="P21" draw:layer="layout" svg:width="2.54cm" svg:height="0.907cm" svg:x="9.806cm" svg:y="12.954cm">
          <draw:text-box>
            <text:p text:style-name="P5"><text:span text:style-name="T12">&gt; 50 px</text:span></text:p>
          </draw:text-box>
        </draw:frame>
        <draw:frame draw:style-name="gr36" draw:text-style-name="P22" draw:layer="layout" svg:width="1.016cm" svg:height="0.607cm" svg:x="2.54cm" svg:y="13.109cm">
          <draw:text-box>
            <text:p><text:span text:style-name="T13">aa</text:span></text:p>
          </draw:text-box>
        </draw:frame>
        <draw:frame draw:style-name="gr35" draw:text-style-name="P21" draw:layer="layout" svg:width="2.748cm" svg:height="0.907cm" svg:x="0.6cm" svg:y="12.954cm">
          <draw:text-box>
            <text:p text:style-name="P5"><text:span text:style-name="T12">&lt; -50 px</text:span></text:p>
          </draw:text-box>
        </draw:frame>
        <draw:frame draw:style-name="gr34" draw:text-style-name="P20" draw:layer="layout" svg:width="3.302cm" svg:height="3.095cm" svg:x="1.016cm" svg:y="14.431cm">
          <draw:text-box>
            <text:p text:style-name="P5"><text:span text:style-name="T11">Turn left</text:span></text:p>
          </draw:text-box>
        </draw:frame>
        <draw:frame draw:style-name="gr11" draw:text-style-name="P11" draw:layer="layout" svg:width="9.009cm" svg:height="15.919cm" svg:x="13.102cm" svg:y="3.893cm">
          <draw:image xlink:href="Pictures/10000201000001DC00000349887D7EAD3E66D38D.png" xlink:type="simple" xlink:show="embed" xlink:actuate="onLoad" loext:mime-type="image/png">
            <text:p/>
          </draw:image>
        </draw:frame>
        <draw:frame draw:style-name="gr33" draw:text-style-name="P19" draw:layer="layout" svg:width="2.286cm" svg:height="1.911cm" svg:x="17.166cm" svg:y="8.128cm">
          <draw:text-box>
            <text:p text:style-name="P5"><text:span text:style-name="T10">Safe zone</text:span></text:p>
          </draw:text-box>
        </draw:frame>
        <draw:frame draw:style-name="gr35" draw:text-style-name="P21" draw:layer="layout" svg:width="1.784cm" svg:height="0.907cm" draw:transform="rotate (1.58266456570846) translate (18.416cm 14.484cm)">
          <draw:text-box>
            <text:p text:style-name="P5"><text:span text:style-name="T12">40 cm</text:span></text:p>
          </draw:text-box>
        </draw:frame>
        <draw:frame draw:style-name="gr37" draw:text-style-name="P21" draw:layer="layout" svg:width="2.078cm" svg:height="0.916cm" draw:transform="rotate (1.58266456570846) translate (18.461cm 7.728cm)">
          <draw:text-box>
            <text:p text:style-name="P5"><text:span text:style-name="T12">130 cm</text:span></text:p>
          </draw:text-box>
        </draw:frame>
        <draw:frame draw:style-name="gr34" draw:text-style-name="P22" draw:layer="layout" svg:width="0.708cm" svg:height="3.095cm" svg:x="20.417cm" svg:y="12.197cm">
          <draw:text-box>
            <text:p><text:span text:style-name="T14">jaja</text:span></text:p>
          </draw:text-box>
        </draw:frame>
        <draw:frame draw:style-name="gr38" draw:text-style-name="P23" draw:layer="layout" svg:width="2.23cm" svg:height="0.907cm" draw:transform="rotate (1.58266456570846) translate (20.322cm 14.224cm)">
          <draw:text-box>
            <text:p text:style-name="P5"><text:span text:style-name="T12">100 cm</text:span></text:p>
          </draw:text-box>
        </draw:frame>
        <draw:frame draw:style-name="gr39" draw:text-style-name="P24" draw:layer="layout" svg:width="6.35cm" svg:height="2.521cm" svg:x="3.556cm" svg:y="4.591cm">
          <draw:text-box>
            <text:p text:style-name="P5"><text:span text:style-name="T15">Angular controller</text:span></text:p>
          </draw:text-box>
        </draw:frame>
        <draw:frame draw:style-name="gr40" draw:text-style-name="P24" draw:layer="layout" svg:width="6.35cm" svg:height="1.386cm" svg:x="13.716cm" svg:y="3.186cm">
          <draw:text-box>
            <text:p text:style-name="P5"><text:span text:style-name="T15">Linear controller</text:span></text:p>
          </draw:text-box>
        </draw:frame>
        <draw:frame draw:style-name="gr41" draw:text-style-name="P25" draw:layer="layout" svg:width="9.906cm" svg:height="3.095cm" svg:x="1.016cm" svg:y="2.286cm">
          <draw:text-box>
            <text:p><text:span text:style-name="T16">velocity_controller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2" draw:text-style-name="P11" draw:layer="layout" svg:width="3.074cm" svg:height="5.334cm" svg:x="7.086cm" svg:y="5.3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8.89cm" svg:height="6.096cm" svg:x="1.778cm" svg:y="4.826cm">
          <text:p/>
          <draw:enhanced-geometry svg:viewBox="0 0 21600 21600" draw:type="rectangle" draw:enhanced-path="M 0 0 L 21600 0 21600 21600 0 21600 0 0 Z N"/>
        </draw:custom-shape>
        <draw:line draw:style-name="gr44" draw:text-style-name="P8" draw:layer="layout" svg:x1="1.778cm" svg:y1="7.774cm" svg:x2="10.668cm" svg:y2="7.774cm">
          <text:p/>
        </draw:line>
        <draw:frame draw:style-name="gr45" draw:text-style-name="P27" draw:layer="layout" svg:width="0.762cm" svg:height="1.182cm" svg:x="8.348cm" svg:y="7.284cm">
          <draw:text-box>
            <text:p><text:span text:style-name="T17">x</text:span></text:p>
          </draw:text-box>
        </draw:frame>
        <draw:frame draw:style-name="gr46" draw:text-style-name="P27" draw:layer="layout" svg:width="0.762cm" svg:height="1.182cm" svg:x="5.842cm" svg:y="7.061cm">
          <draw:text-box>
            <text:p><text:span text:style-name="T17">x</text:span></text:p>
          </draw:text-box>
        </draw:frame>
        <draw:line draw:style-name="gr47" draw:text-style-name="P8" draw:layer="layout" svg:x1="6.25cm" svg:y1="11.644cm" svg:x2="8.79cm" svg:y2="11.652cm">
          <text:p/>
        </draw:line>
        <draw:line draw:style-name="gr48" draw:text-style-name="P8" draw:layer="layout" svg:x1="8.754cm" svg:y1="8.028cm" svg:x2="8.754cm" svg:y2="11.635cm">
          <text:p/>
        </draw:line>
        <draw:line draw:style-name="gr48" draw:text-style-name="P8" draw:layer="layout" svg:x1="6.248cm" svg:y1="7.772cm" svg:x2="6.248cm" svg:y2="11.644cm">
          <text:p/>
        </draw:line>
        <draw:frame draw:style-name="gr14" draw:text-style-name="P28" draw:layer="layout" svg:width="2.286cm" svg:height="1.673cm" svg:x="6.658cm" svg:y="11.398cm">
          <draw:text-box>
            <text:p><text:span text:style-name="T18">94 px</text:span></text:p>
          </draw:text-box>
        </draw:frame>
        <draw:frame draw:style-name="gr14" draw:text-style-name="P9" draw:layer="layout" svg:width="7.874cm" svg:height="1.673cm" svg:x="2.286cm" svg:y="3.81cm">
          <draw:text-box>
            <text:p>Angular error computation</text:p>
          </draw:text-box>
        </draw:frame>
        <draw:frame draw:style-name="gr11" draw:text-style-name="P11" draw:layer="layout" svg:width="6.853cm" svg:height="5.174cm" svg:x="11.938cm" svg:y="5.334cm">
          <draw:image xlink:href="Pictures/10000201000002C600000218922B20903D7D5D66.png" xlink:type="simple" xlink:show="embed" xlink:actuate="onLoad" loext:mime-type="image/png">
            <text:p/>
          </draw:image>
        </draw:frame>
        <draw:custom-shape draw:style-name="gr49" draw:text-style-name="P11" draw:layer="layout" svg:width="2.54cm" svg:height="4.572cm" svg:x="16.156cm" svg:y="5.904cm">
          <text:p/>
          <draw:enhanced-geometry svg:viewBox="0 0 21600 21600" draw:type="rectangle" draw:enhanced-path="M 0 0 L 21600 0 21600 21600 0 21600 0 0 Z N"/>
        </draw:custom-shape>
        <draw:frame draw:style-name="gr50" draw:text-style-name="P29" draw:layer="layout" svg:width="3.918cm" svg:height="3.191cm" svg:x="19.45cm" svg:y="6.506cm">
          <draw:text-box>
            <text:p text:style-name="P5"><text:span text:style-name="T3">Trimming</text:span></text:p>
            <text:p text:style-name="P5"><text:span text:style-name="T3">+</text:span></text:p>
            <text:p text:style-name="P5"><text:span text:style-name="T3">grid sampling</text:span></text:p>
            <text:p text:style-name="P5"><text:span text:style-name="T3">+ </text:span></text:p>
            <text:p text:style-name="P5"><text:span text:style-name="T3">median</text:span></text:p>
          </draw:text-box>
        </draw:frame>
        <draw:line draw:style-name="gr51" draw:text-style-name="P8" draw:layer="layout" svg:x1="18.791cm" svg:y1="8.128cm" svg:x2="19.45cm" svg:y2="8.128cm">
          <text:p/>
        </draw:line>
        <draw:frame draw:style-name="gr14" draw:text-style-name="P9" draw:layer="layout" svg:width="7.874cm" svg:height="1.673cm" svg:x="11.686cm" svg:y="4.411cm">
          <draw:text-box>
            <text:p>Linear error computation</text:p>
          </draw:text-box>
        </draw:frame>
        <draw:frame draw:style-name="gr52" draw:text-style-name="P30" draw:layer="layout" svg:width="4.624cm" svg:height="1.172cm" svg:x="12.954cm" svg:y="10.612cm">
          <draw:text-box>
            <text:p text:style-name="P5"><text:span text:style-name="T3">(depth image)</text:span></text:p>
          </draw:text-box>
        </draw:frame>
        <draw:frame draw:style-name="gr53" draw:text-style-name="P9" draw:layer="layout" svg:width="9.144cm" svg:height="2.384cm" svg:x="5.334cm" svg:y="0.508cm">
          <draw:text-box>
            <text:p>controller_error_computation</text:p>
          </draw:text-box>
        </draw:frame>
        <draw:line draw:style-name="gr51" draw:text-style-name="P8" draw:layer="layout" svg:x1="21.336cm" svg:y1="9.697cm" svg:x2="21.336cm" svg:y2="11.43cm">
          <text:p/>
        </draw:line>
        <draw:frame draw:style-name="gr14" draw:text-style-name="P28" draw:layer="layout" svg:width="2.286cm" svg:height="1.673cm" svg:x="20.458cm" svg:y="11.399cm">
          <draw:text-box>
            <text:p><text:span text:style-name="T18">127 cm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g>
            <draw:frame draw:style-name="gr11" draw:text-style-name="P11" draw:layer="layout" svg:width="2.182cm" svg:height="1.637cm" draw:transform="rotate (-0.00226892802759273) translate (1.927cm 16.855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4.113cm" svg:y="16.849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rotate (-0.002792526803191) translate (1.693cm 17.011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878cm" svg:y="17.006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skewX (0.000698131700797731) rotate (-0.00226892802759273) translate (1.536cm 17.168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721cm" svg:y="17.162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rotate (-0.002792526803191) translate (1.38cm 17.324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565cm" svg:y="17.319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skewX (0.000698131700797731) rotate (-0.00226892802759273) translate (1.223cm 17.481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408cm" svg:y="17.475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rotate (-0.002792526803191) translate (1.067cm 17.637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252cm" svg:y="17.632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</draw:g>
        <draw:frame draw:style-name="gr54" draw:text-style-name="P31" draw:layer="layout" svg:width="2.485cm" svg:height="0.763cm" svg:x="2.499cm" svg:y="15.504cm">
          <draw:text-box>
            <text:p text:style-name="P5"><text:span text:style-name="T19">ROSBag</text:span></text:p>
          </draw:text-box>
        </draw:frame>
        <draw:frame draw:style-name="gr55" draw:text-style-name="P32" draw:layer="layout" svg:width="3.975cm" svg:height="0.607cm" svg:x="1.854cm" svg:y="16.1cm">
          <draw:text-box>
            <text:p><text:span text:style-name="T20">(asynchronous source)</text:span></text:p>
          </draw:text-box>
        </draw:frame>
        <draw:frame draw:style-name="gr56" draw:text-style-name="P33" draw:layer="layout" svg:width="3.179cm" svg:height="1.309cm" svg:x="2.315cm" svg:y="10.659cm">
          <draw:text-box>
            <text:p><text:span text:style-name="T21">ASUS Xtion</text:span></text:p>
          </draw:text-box>
        </draw:frame>
        <draw:frame draw:style-name="gr55" draw:text-style-name="P34" draw:layer="layout" svg:width="3.975cm" svg:height="0.607cm" svg:x="1.889cm" svg:y="11.156cm">
          <draw:text-box>
            <text:p text:style-name="P5"><text:span text:style-name="T22">(synchronous source)</text:span></text:p>
          </draw:text-box>
        </draw:frame>
        <draw:frame draw:style-name="gr11" draw:text-style-name="P11" draw:layer="layout" svg:width="4.047cm" svg:height="1.391cm" svg:x="1.86cm" svg:y="11.728cm">
          <draw:image xlink:href="Pictures/100000000000032000000113D86A16A8BEF84F41.png" xlink:type="simple" xlink:show="embed" xlink:actuate="onLoad" loext:mime-type="image/png">
            <text:p/>
          </draw:image>
        </draw:frame>
        <draw:custom-shape draw:style-name="gr57" draw:text-style-name="P36" draw:layer="layout" svg:width="2.59cm" svg:height="9.539cm" svg:x="6.621cm" svg:y="10.138cm">
          <text:p text:style-name="P35"><text:span text:style-name="T23">ROSCam</text:span></text:p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7.62cm" svg:height="1.673cm" svg:x="5.842cm" svg:y="3.004cm">
          <draw:text-box>
            <text:p>software_architecture</text:p>
          </draw:text-box>
        </draw:frame>
        <draw:line draw:style-name="gr58" draw:text-style-name="P8" draw:layer="layout" svg:x1="12.391cm" svg:y1="9.144cm" svg:x2="12.391cm" svg:y2="20.074cm">
          <text:p/>
        </draw:line>
        <draw:frame draw:style-name="gr59" draw:text-style-name="P37" draw:layer="layout" svg:width="1.888cm" svg:height="0.742cm" svg:x="11.439cm" svg:y="8.542cm">
          <draw:text-box>
            <text:p text:style-name="P5"><text:span text:style-name="T24">Tracker</text:span></text:p>
          </draw:text-box>
        </draw:frame>
        <draw:line draw:style-name="gr60" draw:text-style-name="P8" draw:layer="layout" svg:x1="9.211cm" svg:y1="10.337cm" svg:x2="12.391cm" svg:y2="10.536cm">
          <text:p/>
        </draw:line>
        <draw:line draw:style-name="gr60" draw:text-style-name="P8" draw:layer="layout" svg:x1="9.204cm" svg:y1="10.842cm" svg:x2="12.384cm" svg:y2="11.041cm">
          <text:p/>
        </draw:line>
        <draw:line draw:style-name="gr60" draw:text-style-name="P8" draw:layer="layout" svg:x1="9.197cm" svg:y1="11.348cm" svg:x2="12.377cm" svg:y2="11.547cm">
          <text:p/>
        </draw:line>
        <draw:line draw:style-name="gr60" draw:text-style-name="P8" draw:layer="layout" svg:x1="9.211cm" svg:y1="11.853cm" svg:x2="12.391cm" svg:y2="12.052cm">
          <text:p/>
        </draw:line>
        <draw:line draw:style-name="gr60" draw:text-style-name="P8" draw:layer="layout" svg:x1="9.231cm" svg:y1="12.359cm" svg:x2="12.411cm" svg:y2="12.558cm">
          <text:p/>
        </draw:line>
        <draw:line draw:style-name="gr60" draw:text-style-name="P8" draw:layer="layout" svg:x1="9.211cm" svg:y1="12.864cm" svg:x2="12.391cm" svg:y2="13.063cm">
          <text:p/>
        </draw:line>
        <draw:line draw:style-name="gr60" draw:text-style-name="P8" draw:layer="layout" svg:x1="9.211cm" svg:y1="13.369cm" svg:x2="12.391cm" svg:y2="13.568cm">
          <text:p/>
        </draw:line>
        <draw:line draw:style-name="gr60" draw:text-style-name="P8" draw:layer="layout" svg:x1="9.211cm" svg:y1="13.875cm" svg:x2="12.391cm" svg:y2="14.074cm">
          <text:p/>
        </draw:line>
        <draw:line draw:style-name="gr60" draw:text-style-name="P8" draw:layer="layout" svg:x1="9.211cm" svg:y1="14.38cm" svg:x2="12.391cm" svg:y2="14.579cm">
          <text:p/>
        </draw:line>
        <draw:line draw:style-name="gr60" draw:text-style-name="P8" draw:layer="layout" svg:x1="9.211cm" svg:y1="14.886cm" svg:x2="12.391cm" svg:y2="15.085cm">
          <text:p/>
        </draw:line>
        <draw:line draw:style-name="gr60" draw:text-style-name="P8" draw:layer="layout" svg:x1="9.211cm" svg:y1="15.391cm" svg:x2="12.391cm" svg:y2="15.59cm">
          <text:p/>
        </draw:line>
        <draw:line draw:style-name="gr60" draw:text-style-name="P8" draw:layer="layout" svg:x1="9.211cm" svg:y1="15.896cm" svg:x2="12.391cm" svg:y2="16.095cm">
          <text:p/>
        </draw:line>
        <draw:line draw:style-name="gr60" draw:text-style-name="P8" draw:layer="layout" svg:x1="9.211cm" svg:y1="16.402cm" svg:x2="12.391cm" svg:y2="16.601cm">
          <text:p/>
        </draw:line>
        <draw:line draw:style-name="gr60" draw:text-style-name="P8" draw:layer="layout" svg:x1="9.211cm" svg:y1="16.907cm" svg:x2="12.391cm" svg:y2="17.106cm">
          <text:p/>
        </draw:line>
        <draw:line draw:style-name="gr60" draw:text-style-name="P8" draw:layer="layout" svg:x1="9.211cm" svg:y1="17.413cm" svg:x2="12.391cm" svg:y2="17.612cm">
          <text:p/>
        </draw:line>
        <draw:line draw:style-name="gr60" draw:text-style-name="P8" draw:layer="layout" svg:x1="9.211cm" svg:y1="17.918cm" svg:x2="12.391cm" svg:y2="18.117cm">
          <text:p/>
        </draw:line>
        <draw:line draw:style-name="gr60" draw:text-style-name="P8" draw:layer="layout" svg:x1="9.211cm" svg:y1="18.424cm" svg:x2="12.391cm" svg:y2="18.623cm">
          <text:p/>
        </draw:line>
        <draw:line draw:style-name="gr60" draw:text-style-name="P8" draw:layer="layout" svg:x1="9.211cm" svg:y1="18.929cm" svg:x2="12.391cm" svg:y2="19.128cm">
          <text:p/>
        </draw:line>
        <draw:line draw:style-name="gr61" draw:text-style-name="P8" draw:layer="layout" svg:x1="16.146cm" svg:y1="9.145cm" svg:x2="16.146cm" svg:y2="20.075cm">
          <text:p/>
        </draw:line>
        <draw:frame draw:style-name="gr62" draw:text-style-name="P38" draw:layer="layout" svg:width="5.248cm" svg:height="0.794cm" svg:x="13.524cm" svg:y="8.543cm">
          <draw:text-box>
            <text:p text:style-name="P5"><text:span text:style-name="T25">NetworksController</text:span></text:p>
          </draw:text-box>
        </draw:frame>
        <draw:line draw:style-name="gr63" draw:text-style-name="P8" draw:layer="layout" svg:x1="12.412cm" svg:y1="10.536cm" svg:x2="16.146cm" svg:y2="10.794cm">
          <text:p/>
        </draw:line>
        <draw:line draw:style-name="gr63" draw:text-style-name="P8" draw:layer="layout" svg:x1="12.406cm" svg:y1="14.562cm" svg:x2="16.147cm" svg:y2="14.82cm">
          <text:p/>
        </draw:line>
        <draw:line draw:style-name="gr63" draw:text-style-name="P8" draw:layer="layout" svg:x1="12.399cm" svg:y1="18.666cm" svg:x2="16.14cm" svg:y2="18.924cm">
          <text:p/>
        </draw:line>
        <draw:line draw:style-name="gr64" draw:text-style-name="P8" draw:layer="layout" svg:x1="20.136cm" svg:y1="9.146cm" svg:x2="20.136cm" svg:y2="20.076cm">
          <text:p/>
        </draw:line>
        <draw:frame draw:style-name="gr65" draw:text-style-name="P39" draw:layer="layout" svg:width="1.318cm" svg:height="0.772cm" svg:x="19.51cm" svg:y="8.534cm">
          <draw:text-box>
            <text:p text:style-name="P5"><text:span text:style-name="T26">Main</text:span></text:p>
          </draw:text-box>
        </draw:frame>
        <draw:line draw:style-name="gr63" draw:text-style-name="P8" draw:layer="layout" svg:x1="12.406cm" svg:y1="10.536cm" svg:x2="20.137cm" svg:y2="11.052cm">
          <text:p/>
        </draw:line>
        <draw:line draw:style-name="gr63" draw:text-style-name="P8" draw:layer="layout" svg:x1="12.41cm" svg:y1="12.527cm" svg:x2="20.141cm" svg:y2="13.043cm">
          <text:p/>
        </draw:line>
        <draw:line draw:style-name="gr63" draw:text-style-name="P8" draw:layer="layout" svg:x1="12.404cm" svg:y1="14.57cm" svg:x2="20.135cm" svg:y2="15.086cm">
          <text:p/>
        </draw:line>
        <draw:line draw:style-name="gr63" draw:text-style-name="P8" draw:layer="layout" svg:x1="12.398cm" svg:y1="16.597cm" svg:x2="20.129cm" svg:y2="17.113cm">
          <text:p/>
        </draw:line>
        <draw:line draw:style-name="gr63" draw:text-style-name="P8" draw:layer="layout" svg:x1="12.392cm" svg:y1="18.667cm" svg:x2="20.123cm" svg:y2="19.183cm">
          <text:p/>
        </draw:line>
        <draw:line draw:style-name="gr66" draw:text-style-name="P8" draw:layer="layout" svg:x1="16.165cm" svg:y1="12.136cm" svg:x2="12.431cm" svg:y2="12.394cm">
          <text:p/>
        </draw:line>
        <draw:line draw:style-name="gr66" draw:text-style-name="P8" draw:layer="layout" svg:x1="16.165cm" svg:y1="14.205cm" svg:x2="12.431cm" svg:y2="14.463cm">
          <text:p/>
        </draw:line>
        <draw:line draw:style-name="gr66" draw:text-style-name="P8" draw:layer="layout" svg:x1="16.165cm" svg:y1="16.239cm" svg:x2="12.431cm" svg:y2="16.497cm">
          <text:p/>
        </draw:line>
        <draw:line draw:style-name="gr66" draw:text-style-name="P8" draw:layer="layout" svg:x1="16.165cm" svg:y1="18.309cm" svg:x2="12.431cm" svg:y2="18.567cm">
          <text:p/>
        </draw:line>
        <draw:frame draw:style-name="gr11" draw:text-style-name="P11" draw:layer="layout" svg:width="2.917cm" svg:height="3.883cm" svg:x="22.86cm" svg:y="10.341cm">
          <draw:image xlink:href="Pictures/100002010000010D0000016671F34DA68A498191.png" xlink:type="simple" xlink:show="embed" xlink:actuate="onLoad" loext:mime-type="image/png">
            <text:p/>
          </draw:image>
        </draw:frame>
        <draw:frame draw:style-name="gr56" draw:text-style-name="P33" draw:layer="layout" svg:width="3.179cm" svg:height="1.309cm" svg:x="2.316cm" svg:y="10.66cm">
          <draw:text-box>
            <text:p><text:span text:style-name="T21">ASUS Xtion</text:span></text:p>
          </draw:text-box>
        </draw:frame>
        <draw:frame draw:style-name="gr56" draw:text-style-name="P40" draw:layer="layout" svg:width="2.892cm" svg:height="1.309cm" svg:x="22.835cm" svg:y="9.661cm">
          <draw:text-box>
            <text:p text:style-name="P5"><text:span text:style-name="T21">Turtlebot 2</text:span></text:p>
          </draw:text-box>
        </draw:frame>
        <draw:frame draw:style-name="gr11" draw:text-style-name="P11" draw:layer="layout" svg:width="4.063cm" svg:height="3.047cm" svg:x="22.353cm" svg:y="16.764cm">
          <draw:image xlink:href="Pictures/1000000000000500000003C0BD7F412B1E87015C.png" xlink:type="simple" xlink:show="embed" xlink:actuate="onLoad" loext:mime-type="image/png">
            <text:p/>
          </draw:image>
        </draw:frame>
        <draw:frame draw:style-name="gr56" draw:text-style-name="P40" draw:layer="layout" svg:width="3.581cm" svg:height="1.309cm" svg:x="22.581cm" svg:y="15.962cm">
          <draw:text-box>
            <text:p text:style-name="P5"><text:span text:style-name="T21">Output image</text:span></text:p>
          </draw:text-box>
        </draw:frame>
        <draw:frame draw:style-name="gr56" draw:text-style-name="P40" draw:layer="layout" svg:width="2.892cm" svg:height="1.309cm" svg:x="14.635cm" svg:y="7.662cm">
          <draw:text-box>
            <text:p text:style-name="P5"><text:span text:style-name="T21">Thread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9:14:14.467508972</meta:creation-date>
    <dc:date>2020-06-27T00:19:59.032563532</dc:date>
    <meta:editing-duration>PT1H21M17S</meta:editing-duration>
    <meta:editing-cycles>7</meta:editing-cycles>
    <meta:generator>LibreOffice/6.4.3.2$Linux_X86_64 LibreOffice_project/40$Build-2</meta:generator>
    <meta:document-statistic meta:object-count="247"/>
  </office:meta>
</office:document-meta>
</file>